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3" style:base-cell-address="Sheet1.A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esonable</text:p>
          </table:table-cell>
          <table:table-cell office:value-type="string" calcext:value-type="string">
            <text:p>unresonable</text:p>
          </table:table-cell>
          <table:table-cell/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table:formula="of:=[.R3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table:formula="of:=[.R4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R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R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5"/>
          <table:table-cell table:formula="of:=SUM([.R3:.R8])" office:value-type="float" office:value="59" calcext:value-type="float">
            <text:p>59</text:p>
          </table:table-cell>
          <table:table-cell table:formula="of:=SUM([.S3:.S4])" office:value-type="float" office:value="49" calcext:value-type="float">
            <text:p>49</text:p>
          </table:table-cell>
          <table:table-cell table:formula="of:=SUM([.T5:.T6])" office:value-type="float" office:value="5" calcext:value-type="float">
            <text:p>5</text:p>
          </table:table-cell>
          <table:table-cell table:formula="of:=[.U7]"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AI S.1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erfect</text:p>
          </table:table-cell>
          <table:table-cell table:formula="of:=([.S9]/[.R9])*100" office:value-type="float" office:value="83.0508474576271" calcext:value-type="float">
            <text:p>83.0508474576</text:p>
          </table:table-cell>
          <table:table-cell table:number-columns-repeated="3"/>
          <table:table-cell table:style-name="ce2" office:value-type="string" calcext:value-type="string">
            <text:p>perfect</text:p>
          </table:table-cell>
          <table:table-cell table:style-name="ce2" table:formula="of:=[.R3]" office:value-type="float" office:value="16" calcext:value-type="float">
            <text:p>16</text:p>
          </table:table-cell>
          <table:table-cell table:style-name="ce2" table:formula="of:=([.V14]/[.V17])*100" office:value-type="float" office:value="94.1176470588235" calcext:value-type="float">
            <text:p>94.1176470588</text:p>
          </table:table-cell>
        </table:table-row>
        <table:table-row table:style-name="ro2">
          <table:table-cell office:value-type="string" calcext:value-type="string">
            <text:p>SIAI S.1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(([.S9]+[.U9])/[.R9])*100" office:value-type="float" office:value="84.7457627118644" calcext:value-type="float">
            <text:p>84.7457627119</text:p>
          </table:table-cell>
          <table:table-cell table:number-columns-repeated="3"/>
          <table:table-cell table:style-name="ce2" office:value-type="string" calcext:value-type="string">
            <text:p>bad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2" table:formula="of:=([.V15]/[.V17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AI S.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formula="of:=(([.T9]+[.V9])/[.R9])*100" office:value-type="float" office:value="15.2542372881356" calcext:value-type="float">
            <text:p>15.2542372881</text:p>
          </table:table-cell>
          <table:table-cell table:number-columns-repeated="3"/>
          <table:table-cell table:style-name="ce2" office:value-type="string" calcext:value-type="string">
            <text:p>ok</text:p>
          </table:table-cell>
          <table:table-cell table:style-name="ce2" table:formula="of:=[.R7]" office:value-type="float" office:value="1" calcext:value-type="float">
            <text:p>1</text:p>
          </table:table-cell>
          <table:table-cell table:style-name="ce2" table:formula="of:=([.V16]/[.V17])*100" office:value-type="float" office:value="5.88235294117647" calcext:value-type="float">
            <text:p>5.8823529412</text:p>
          </table:table-cell>
        </table:table-row>
        <table:table-row table:style-name="ro2">
          <table:table-cell office:value-type="string" calcext:value-type="string">
            <text:p>SIAI S.16</text:p>
          </table:table-cell>
          <table:table-cell office:value-type="string" calcext:value-type="string">
            <text:p>it.fr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ally bad</text:p>
          </table:table-cell>
          <table:table-cell table:formula="of:=([.T9]/[.R9])*100" office:value-type="float" office:value="8.47457627118644" calcext:value-type="float">
            <text:p>8.4745762712</text:p>
          </table:table-cell>
          <table:table-cell table:number-columns-repeated="3"/>
          <table:table-cell table:style-name="ce2"/>
          <table:table-cell table:style-name="ce2" table:formula="of:=SUM([.V14:.V16])"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fr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fr</text:p>
          </table:table-cell>
          <table:table-cell office:value-type="float" office:value="0.125" calcext:value-type="float">
            <text:p>0.1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fr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fr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fr</text:p>
          </table:table-cell>
          <table:table-cell office:value-type="float" office:value="0.155555555555556" calcext:value-type="float">
            <text:p>0.155555555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.5384615384615" calcext:value-type="float">
            <text:p>11.5384615385</text:p>
          </table:table-cell>
          <table:table-cell office:value-type="float" office:value="42.8571428571429" calcext:value-type="float">
            <text:p>42.857142857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fr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fr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fr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fr</text:p>
          </table:table-cell>
          <table:table-cell office:value-type="float" office:value="0.186046511627907" calcext:value-type="float">
            <text:p>0.18604651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fr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fr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fr</text:p>
          </table:table-cell>
          <table:table-cell office:value-type="float" office:value="0.192307692307692" calcext:value-type="float">
            <text:p>0.19230769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fr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fr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fr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fr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fr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fr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fr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6.3636363636364" calcext:value-type="float">
            <text:p>36.363636363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fr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.9047619047619" calcext:value-type="float">
            <text:p>11.904761904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en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en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en</text:p>
          </table:table-cell>
          <table:table-cell office:value-type="float" office:value="0.62962962962963" calcext:value-type="float">
            <text:p>0.62962962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en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2.2222222222222" calcext:value-type="float">
            <text:p>72.222222222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fr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en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en</text:p>
          </table:table-cell>
          <table:table-cell office:value-type="float" office:value="0.807692307692308" calcext:value-type="float">
            <text:p>0.80769230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f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1.8181818181818" calcext:value-type="float">
            <text:p>61.8181818182</text:p>
          </table:table-cell>
          <table:table-cell office:value-type="float" office:value="78.5714285714286" calcext:value-type="float">
            <text:p>78.57142857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5.2380952380952" calcext:value-type="float">
            <text:p>95.2380952381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.4761904761905" calcext:value-type="float">
            <text:p>90.476190476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1"/>
        </table:table-row>
        <calcext:conditional-formats>
          <calcext:conditional-format calcext:target-range-address="Sheet1.A1:Sheet1.L60">
            <calcext:condition calcext:apply-style-name="Untitled1" calcext:value="=&quot;yes&quot;" calcext:base-cell-address="Sheet1.A1"/>
            <calcext:condition calcext:apply-style-name="Untitled3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9:58:38.217569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10:10:02.861351176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774" meta:object-count="0"/>
  </office:meta>
</office:document-meta>
</file>